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paragraph-rsid="001378cf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df95d" officeooo:paragraph-rsid="001df9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f95d" officeooo:paragraph-rsid="001df9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0d1" style:font-weight-asian="normal" style:font-weight-complex="normal"/>
    </style:style>
    <style:style style:name="T3" style:family="text">
      <style:text-properties fo:font-weight="normal" officeooo:rsid="001df95d" style:font-weight-asian="normal" style:font-weight-complex="normal"/>
    </style:style>
    <style:style style:name="T4" style:family="text">
      <style:text-properties officeooo:rsid="00152b7d"/>
    </style:style>
    <style:style style:name="T5" style:family="text">
      <style:text-properties officeooo:rsid="00185831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3877025884320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<text:s text:c="3"/>Tema: <text:span text:style-name="T3">Reunión con las empresas</text:span></text:p>
            <text:p text:style-name="P12"/>
          </table:table-cell>
          <table:table-cell table:style-name="Tabla1.B2" office:value-type="string">
            <text:p text:style-name="P6"/>
            <text:p text:style-name="P6"><text:s text:c="3"/>Nº Acta: <text:span text:style-name="T1">0</text:span><text:span text:style-name="T2">0000000000000</text:span></text:p>
          </table:table-cell>
        </table:table-row>
        <table:table-row table:style-name="Tabla1.3">
          <table:table-cell table:style-name="Tabla1.A3" office:value-type="string">
            <text:p text:style-name="P10"><text:span text:style-name="T6"><text:s text:c="3"/>Fecha y hora: </text:span><text:span text:style-name="T9">28</text:span><text:span text:style-name="T7">/</text:span><text:span text:style-name="T8">0</text:span><text:span text:style-name="T9">9</text:span><text:span text:style-name="T7">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3877026891472">
          <table:table-cell table:style-name="Tabla1.A4" office:value-type="string">
            <text:p text:style-name="P6"><text:s text:c="3"/>Participantes: <text:span text:style-name="T1">Airam, Ander, Mario</text:span></text:p>
            <text:p text:style-name="P3"/>
          </table:table-cell>
          <table:table-cell table:style-name="Tabla1.B4">
            <text:p text:style-name="P5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3877026893104">
          <table:table-cell table:style-name="Tabla2.A1" table:number-columns-spanned="2" office:value-type="string">
            <text:p text:style-name="P9">ORDEN DEL D<text:span text:style-name="T5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13">Reunión con los alumnos responsables de las empresas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2</text:span></text:p>
          </table:table-cell>
          <table:table-cell table:style-name="Tabla2.B3" office:value-type="string">
            <text:p text:style-name="P13">Asignación de la empresa que sera nuestro cliente (urban beach)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3</text:span></text:p>
          </table:table-cell>
          <table:table-cell table:style-name="Tabla2.B2" office:value-type="string">
            <text:p text:style-name="P13">Instalación de Odoo en el servidor mediante AnyDesk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4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4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4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4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8">Comentarios adicionales:</text:p>
            <text:p text:style-name="P8"/>
            <text:p text:style-name="P8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1-16T13:35:12.320489464</dc:date>
    <meta:editing-duration>PT21M16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1" meta:paragraph-count="20" meta:word-count="63" meta:character-count="389" meta:non-whitespace-character-count="334"/>
  </office:meta>
</office:document-meta>
</file>